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Protokoll</text:p>
          </table:table-cell>
          <table:table-cell office:value-type="string" calcext:value-type="string">
            <text:p>Por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Outlook IMAP</text:p>
          </table:table-cell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<text:a xlink:href="https://learn.microsoft.com/en-us/exchange/plan-and-deploy/deployment-ref/network-ports?view=exchserver-2019#network-ports-required-for-clients-and-services" xlink:type="simple">https://learn.microsoft.com/en-us/exchange/plan-and-deploy/deployment-ref/network-ports?view=exchserver-2019#network-ports-required-for-clients-and-services</text:a></text:p>
          </table:table-cell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 office:value-type="float" office:value="993" calcext:value-type="float">
            <text:p>99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look POP3</text:p>
          </table:table-cell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 office:value-type="float" office:value="995" calcext:value-type="float">
            <text:p>99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look SMTP auth</text:p>
          </table:table-cell>
          <table:table-cell office:value-type="string" calcext:value-type="string">
            <text:p>TCP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amviewer</text:p>
          </table:table-cell>
          <table:table-cell office:value-type="string" calcext:value-type="string">
            <text:p>TCP</text:p>
          </table:table-cell>
          <table:table-cell office:value-type="float" office:value="5938" calcext:value-type="float">
            <text:p>5938</text:p>
          </table:table-cell>
          <table:table-cell/>
          <table:table-cell office:value-type="string" calcext:value-type="string">
            <text:p><text:a xlink:href="https://www.teamviewer.com/en-us/global/support/knowledge-base/teamviewer-classic/troubleshooting/ports-used-by-teamviewer/" xlink:type="simple">https://www.teamviewer.com/en-us/global/support/knowledge-base/teamviewer-classic/troubleshooting/ports-used-by-teamviewer/</text:a></text:p>
          </table:table-cell>
        </table:table-row>
        <table:table-row table:style-name="ro1">
          <table:table-cell/>
          <table:table-cell office:value-type="string" calcext:value-type="string">
            <text:p>UDP</text:p>
          </table:table-cell>
          <table:table-cell office:value-type="float" office:value="5938" calcext:value-type="float">
            <text:p>593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lfship</text:p>
          </table:table-cell>
          <table:table-cell table:number-columns-repeated="2" office:value-type="string" calcext:value-type="string">
            <text:p>??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IBM Plex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.00.0000</text:date>, <text:time style:data-style-name="N2" text:time-value="14:12:46.9517769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21:12:00.606470257</meta:creation-date>
    <meta:generator>LibreOffice/24.2.3.2$Linux_X86_64 LibreOffice_project/420$Build-2</meta:generator>
    <dc:date>2024-05-23T15:36:18.302163516</dc:date>
    <meta:editing-duration>PT1H10M15S</meta:editing-duration>
    <meta:editing-cycles>7</meta:editing-cycles>
    <meta:document-statistic meta:table-count="1" meta:cell-count="29" meta:object-count="0"/>
  </office:meta>
</office:document-meta>
</file>